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esentation 12/12/13</text:p>
      <text:list xml:id="list868256504" text:style-name="L17">
        <text:list-item>
          <text:p text:style-name="P18">So I'm Nick</text:p>
        </text:list-item>
      </text:list>
      <text:list xml:id="list599061611" text:style-name="L16">
        <text:list-item>
          <text:p text:style-name="P17">and I will be working with Agustin</text:p>
        </text:list-item>
      </text:list>
      <text:list xml:id="list138296350" text:style-name="L15">
        <text:list-item>
          <text:p text:style-name="P16">in the broad area of description of tonality</text:p>
        </text:list-item>
      </text:list>
      <text:list xml:id="list2132000883" text:style-name="L14">
        <text:list-item>
          <text:p text:style-name="P15">and the title so far is this: Evaluation of Pitch-Class Set Similarity Measures for Tonal Analysis</text:p>
        </text:list-item>
      </text:list>
      <text:list xml:id="list1210629220" text:style-name="L13">
        <text:list-item>
          <text:p text:style-name="P14">these measures are ways of quantifying the similarity or relative distance between say different chords or different sonorities</text:p>
        </text:list-item>
      </text:list>
      <text:p text:style-name="Standard"><text:span text:style-name="T1">//</text:span></text:p>
      <text:list xml:id="list888756350" text:style-name="L12">
        <text:list-item>
          <text:p text:style-name="P13">so there are many of these measure from mathematics and pitch class set theory but their practical value is not well known outside highly theoretical circles</text:p>
        </text:list-item>
      </text:list>
      <text:list xml:id="list48247103" text:style-name="L11">
        <text:list-item>
          <text:p text:style-name="P12">so in MIR for example the more commonly used similarity measures have little or no musical or perceptual relevance for example euclidean distance</text:p>
        </text:list-item>
      </text:list>
      <text:list xml:id="list410474848" text:style-name="L10">
        <text:list-item>
          <text:p text:style-name="P11">many people in MIR and other areas might be put off by the apparent complexity of this mathematics</text:p>
        </text:list-item>
      </text:list>
      <text:list xml:id="list997125908" text:style-name="L9">
        <text:list-item>
          <text:p text:style-name="P10"><text:span text:style-name="T1">the goal</text:span> is to therefore provide some characterisation of these measures that is widely relevant to many applications in tonal analysis</text:p>
        </text:list-item>
      </text:list>
      <text:list xml:id="list1036503856" text:style-name="L8">
        <text:list-item>
          <text:p text:style-name="P9">so the way this will be done, <text:span text:style-name="T1">the methodology,</text:span> will be first to thoroughly survey all the relevant techniques and their specific capabilities</text:p>
        </text:list-item>
      </text:list>
      <text:list xml:id="list909099901" text:style-name="L7">
        <text:list-item>
          <text:p text:style-name="P8">then to look closely at their implicit pitch-spaces via MDS </text:p>
        </text:list-item>
      </text:list>
      <text:list xml:id="list345443718" text:style-name="L6">
        <text:list-item>
          <text:p text:style-name="P7">MDS way by which you map a geometric space based on the relative distances between a collection of objects</text:p>
        </text:list-item>
      </text:list>
      <text:list xml:id="list98517042" text:style-name="L5">
        <text:list-item>
          <text:p text:style-name="P6">most important will be to try and find low dimensional projections of these spaces for visualisation (which is always a useful thing)</text:p>
        </text:list-item>
      </text:list>
      <text:list xml:id="list136151900" text:style-name="L4">
        <text:list-item>
          <text:p text:style-name="P5">and also to characterise the local stress of these projections, so how distorted do they become when you reduce the dimensionality</text:p>
        </text:list-item>
      </text:list>
      <text:list xml:id="list1311061015" text:style-name="L3">
        <text:list-item>
          <text:p text:style-name="P4">finally for <text:span text:style-name="T1">evaluation</text:span> it will be necessary to try and use these spaces for some analysis.</text:p>
        </text:list-item>
      </text:list>
      <text:list xml:id="list1805199450" text:style-name="L2">
        <text:list-item>
          <text:p text:style-name="P3">so, I will attempt to integrate them with the work that Agustin has been doing and his framework for tonal analysis</text:p>
        </text:list-item>
      </text:list>
      <text:list xml:id="list1758754434" text:style-name="L1">
        <text:list-item>
          <text:p text:style-name="P2">and with this we can perform case studies using real musical examples. Examples that already have been subjected to some analysis so we have something to reference and compare with with</text:p>
        </text:list-item>
        <text:list-item>
          <text:p text:style-name="P2">and the end result will be to have demonstrated some practical properties of the different techniques which can then be used in other are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meta:initial-creator>
    <meta:creation-date>2013-12-12T11:53:57</meta:creation-date>
    <dc:date>2013-12-12T12:05:29</dc:date>
    <dc:creator>Nick </dc:creator>
    <meta:editing-duration>P0D</meta:editing-duration>
    <meta:editing-cycles>1</meta:editing-cycles>
    <meta:document-statistic meta:table-count="0" meta:image-count="0" meta:object-count="0" meta:page-count="1" meta:paragraph-count="20" meta:word-count="349" meta:character-count="1991" meta:non-whitespace-character-count="1679"/>
    <meta:generator>LibreOffice/3.5$Linux_X86_64 LibreOffice_project/350m1$Build-2</meta:generator>
  </office:meta>
</office:document-meta>
</file>